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59cm" svg:stroke-color="#00cc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stroke="dash" draw:stroke-dash="Ultrafine_20_Dashed" svg:stroke-width="0.159cm" svg:stroke-color="#ff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808080" draw:textarea-vertical-align="middle"/>
    </style:style>
    <style:style style:name="gr8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dash" draw:stroke-dash="Ultrafine_20_Dashed"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5.46cm" svg:height="2.666cm" svg:x="8.112cm" svg:y="6.334cm" svg:viewBox="0 0 5461 2667" draw:points="0,0 635,889 1651,1651 2159,1905 3175,2286 3556,2413 4445,2540 5461,2667">
          <text:p/>
        </draw:polyline>
        <draw:line draw:style-name="gr2" draw:text-style-name="P1" draw:layer="layout" svg:x1="1.381cm" svg:y1="12.684cm" svg:x2="5.826cm" svg:y2="6.969cm">
          <text:p/>
        </draw:line>
        <draw:line draw:style-name="gr1" draw:text-style-name="P1" draw:layer="layout" svg:x1="0.873cm" svg:y1="12.049cm" svg:x2="5.191cm" svg:y2="6.588cm">
          <text:p/>
        </draw:line>
        <draw:connector draw:style-name="gr3" draw:text-style-name="P1" draw:layer="layout" draw:type="curve" svg:x1="0.342cm" svg:y1="1.762cm" svg:x2="14.843cm" svg:y2="8.978cm" svg:d="m342 1762c10876 0 3626 7216 14501 7216">
          <text:p/>
        </draw:connector>
        <draw:connector draw:style-name="gr3" draw:text-style-name="P1" draw:layer="layout" draw:type="curve" draw:line-skew="-0.473cm" svg:x1="14.726cm" svg:y1="10.648cm" svg:x2="0.157cm" svg:y2="3.054cm" svg:d="m14726 10648c-11635 0-4351-7594-14569-7594">
          <text:p/>
        </draw:connector>
        <draw:line draw:style-name="gr4" draw:text-style-name="P1" draw:layer="layout" svg:x1="0.492cm" svg:y1="12.684cm" svg:x2="10.144cm" svg:y2="0.238cm">
          <text:p/>
        </draw:line>
        <draw:line draw:style-name="gr3" draw:text-style-name="P1" draw:layer="layout" svg:x1="1.254cm" svg:y1="12.811cm" svg:x2="10.906cm" svg:y2="0.365cm">
          <text:p/>
        </draw:line>
        <draw:line draw:style-name="gr3" draw:text-style-name="P1" draw:layer="layout" svg:x1="5.191cm" svg:y1="6.588cm" svg:x2="5.064cm" svg:y2="4.175cm">
          <text:p/>
        </draw:line>
        <draw:line draw:style-name="gr3" draw:text-style-name="P1" draw:layer="layout" svg:x1="11.795cm" svg:y1="0.746cm" svg:x2="2.651cm" svg:y2="12.938cm">
          <text:p/>
        </draw:line>
        <draw:line draw:style-name="gr3" draw:text-style-name="P1" draw:layer="layout" svg:x1="12.176cm" svg:y1="1.254cm" svg:x2="3.032cm" svg:y2="13.446cm">
          <text:p/>
        </draw:line>
        <draw:line draw:style-name="gr3" draw:text-style-name="P1" draw:layer="layout" svg:x1="5.826cm" svg:y1="2.905cm" svg:x2="8.112cm" svg:y2="2.905cm">
          <text:p/>
        </draw:line>
        <draw:polygon draw:style-name="gr5" draw:text-style-name="P1" draw:layer="layout" svg:width="0.38cm" svg:height="0.38cm" svg:x="4.747cm" svg:y="10.737cm" svg:viewBox="0 0 381 381" draw:points="0,0 381,381 0,381">
          <text:p/>
        </draw:polygon>
        <draw:polygon draw:style-name="gr5" draw:text-style-name="P1" draw:layer="layout" svg:width="0.38cm" svg:height="0.38cm" svg:x="10.525cm" svg:y="3.032cm" svg:viewBox="0 0 381 381" draw:points="0,0 381,381 0,381">
          <text:p/>
        </draw:polygon>
        <draw:polygon draw:style-name="gr5" draw:text-style-name="P1" draw:layer="layout" svg:width="0.38cm" svg:height="0.38cm" svg:x="10.398cm" svg:y="2.27cm" svg:viewBox="0 0 381 381" draw:points="0,0 381,381 0,381">
          <text:p/>
        </draw:polygon>
        <draw:polygon draw:style-name="gr5" draw:text-style-name="P1" draw:layer="layout" svg:width="0.38cm" svg:height="0.38cm" svg:x="4.429cm" svg:y="10.144cm" svg:viewBox="0 0 381 381" draw:points="0,0 381,381 0,381">
          <text:p/>
        </draw:polygon>
        <draw:polygon draw:style-name="gr5" draw:text-style-name="P1" draw:layer="layout" svg:width="0.38cm" svg:height="0.38cm" svg:x="3.159cm" svg:y="9.89cm" svg:viewBox="0 0 381 381" draw:points="0,0 381,381 381,0">
          <text:p/>
        </draw:polygon>
        <draw:polygon draw:style-name="gr5" draw:text-style-name="P1" draw:layer="layout" svg:width="0.38cm" svg:height="0.38cm" svg:x="2.524cm" svg:y="9.509cm" svg:viewBox="0 0 381 381" draw:points="0,0 381,381 381,0">
          <text:p/>
        </draw:polygon>
        <draw:polygon draw:style-name="gr5" draw:text-style-name="P1" draw:layer="layout" svg:width="0.38cm" svg:height="0.38cm" svg:x="8.747cm" svg:y="1.508cm" svg:viewBox="0 0 381 381" draw:points="0,0 381,381 381,0">
          <text:p/>
        </draw:polygon>
        <draw:polygon draw:style-name="gr5" draw:text-style-name="P1" draw:layer="layout" svg:width="0.38cm" svg:height="0.38cm" svg:x="9.382cm" svg:y="1.889cm" svg:viewBox="0 0 381 381" draw:points="0,0 381,381 381,0">
          <text:p/>
        </draw:polygon>
        <draw:line draw:style-name="gr6" draw:text-style-name="P1" draw:layer="layout" svg:x1="6.08cm" svg:y1="5.445cm" svg:x2="8.366cm" svg:y2="6.588cm">
          <text:p/>
        </draw:line>
        <draw:line draw:style-name="gr3" draw:text-style-name="P1" draw:layer="layout" svg:x1="7.096cm" svg:y1="4.302cm" svg:x2="7.35cm" svg:y2="7.858cm">
          <text:p/>
        </draw:line>
        <draw:circle draw:style-name="gr7" draw:text-style-name="P1" draw:layer="layout" svg:width="0.381cm" svg:height="0.381cm" svg:x="2.143cm" svg:y="11.287cm">
          <text:p/>
        </draw:circle>
        <draw:circle draw:style-name="gr7" draw:text-style-name="P1" draw:layer="layout" svg:width="0.381cm" svg:height="0.381cm" svg:x="5.699cm" svg:y="6.715cm">
          <text:p/>
        </draw:circle>
        <draw:circle draw:style-name="gr7" draw:text-style-name="P1" draw:layer="layout" svg:width="0.381cm" svg:height="0.381cm" svg:x="10.525cm" svg:y="8.239cm">
          <text:p/>
        </draw:circle>
        <draw:line draw:style-name="gr1" draw:text-style-name="P1" draw:layer="layout" svg:x1="5.191cm" svg:y1="6.588cm" svg:x2="6.08cm" svg:y2="5.445cm">
          <text:p/>
        </draw:line>
        <draw:line draw:style-name="gr1" draw:text-style-name="P1" draw:layer="layout" svg:x1="6.029cm" svg:y1="5.445cm" svg:x2="7.807cm" svg:y2="6.334cm">
          <text:p/>
        </draw:line>
        <draw:rect draw:style-name="gr8" draw:text-style-name="P1" draw:layer="layout" svg:width="7.366cm" svg:height="3.302cm" svg:x="11.795cm" svg:y="4.175cm">
          <text:p/>
        </draw:rect>
        <draw:line draw:style-name="gr9" draw:text-style-name="P1" draw:layer="layout" svg:x1="12.176cm" svg:y1="5.064cm" svg:x2="14.589cm" svg:y2="5.064cm">
          <text:p/>
        </draw:line>
        <draw:line draw:style-name="gr1" draw:text-style-name="P1" draw:layer="layout" svg:x1="12.049cm" svg:y1="6.588cm" svg:x2="14.589cm" svg:y2="6.588cm">
          <text:p/>
        </draw:line>
        <draw:frame draw:style-name="gr10" draw:text-style-name="P2" draw:layer="layout" svg:width="3.81cm" svg:height="1.673cm" svg:x="15.224cm" svg:y="4.407cm">
          <draw:text-box>
            <text:p text:style-name="P1"><text:span text:style-name="T1">Incorrectly mapped road segment</text:span></text:p>
          </draw:text-box>
        </draw:frame>
        <draw:frame draw:style-name="gr10" draw:text-style-name="P2" draw:layer="layout" svg:width="3.81cm" svg:height="1.199cm" svg:x="15.224cm" svg:y="6.08cm">
          <draw:text-box>
            <text:p text:style-name="P1"><text:span text:style-name="T1">Correct road segment</text:span></text:p>
          </draw:text-box>
        </draw:frame>
        <draw:frame draw:style-name="gr11" draw:text-style-name="P3" draw:layer="layout" svg:width="0.845cm" svg:height="0.818cm" svg:x="2.327cm" svg:y="11.243cm">
          <draw:text-box>
            <text:p><text:span text:style-name="T2">A</text:span></text:p>
          </draw:text-box>
        </draw:frame>
        <draw:frame draw:style-name="gr11" draw:text-style-name="P3" draw:layer="layout" svg:width="0.858cm" svg:height="0.818cm" svg:x="5.953cm" svg:y="6.715cm">
          <draw:text-box>
            <text:p><text:span text:style-name="T2">B</text:span></text:p>
          </draw:text-box>
        </draw:frame>
        <draw:frame draw:style-name="gr11" draw:text-style-name="P3" draw:layer="layout" svg:width="0.858cm" svg:height="0.818cm" svg:x="10.652cm" svg:y="8.691cm">
          <draw:text-box>
            <text:p><text:span text:style-name="T2">C</text:span></text:p>
          </draw:text-box>
        </draw:frame>
        <draw:line draw:style-name="gr3" draw:text-style-name="P1" draw:layer="layout" svg:x1="8.112cm" svg:y1="8.874cm" svg:x2="6.461cm" svg:y2="8.874cm">
          <text:p/>
        </draw:line>
        <draw:line draw:style-name="gr3" draw:text-style-name="P1" draw:layer="layout" svg:x1="9.509cm" svg:y1="4.81cm" svg:x2="9.255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4-07-03T18:14:39.06</meta:creation-date>
    <dc:date>2014-07-04T10:53:52.08</dc:date>
    <dc:creator>Abhinav Sunderrajan</dc:creator>
    <meta:editing-duration>PT52M52S</meta:editing-duration>
    <meta:editing-cycles>16</meta:editing-cycles>
    <meta:generator>OpenOffice/4.0.0$Win32 OpenOffice.org_project/400m3$Build-9702</meta:generator>
    <meta:document-statistic meta:object-count="36"/>
  </office:meta>
</office:document-meta>
</file>